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7e2" officeooo:paragraph-rsid="000e47e2"/>
    </style:style>
    <style:style style:name="P2" style:family="paragraph" style:parent-style-name="Standard">
      <style:paragraph-properties fo:text-align="justify" style:justify-single-word="false"/>
      <style:text-properties officeooo:rsid="000e47e2" officeooo:paragraph-rsid="000e47e2"/>
    </style:style>
    <style:style style:name="P3" style:family="paragraph" style:parent-style-name="Heading">
      <style:text-properties officeooo:rsid="000e47e2" officeooo:paragraph-rsid="000e47e2"/>
    </style:style>
    <style:style style:name="P4" style:family="paragraph" style:parent-style-name="Title">
      <style:text-properties officeooo:rsid="000e47e2" officeooo:paragraph-rsid="000e47e2"/>
    </style:style>
    <style:style style:name="P5" style:family="paragraph" style:parent-style-name="Subtitle">
      <style:text-properties officeooo:rsid="000e47e2" officeooo:paragraph-rsid="000e47e2"/>
    </style:style>
    <style:style style:name="T1" style:family="text">
      <style:text-properties officeooo:rsid="000f3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Riassunto Tesi</text:p>
      <text:p text:style-name="P5">SPAZI UNIMI: PROGETTAZIONE E IMPLEMENTAZIONE DELL'INTEGRAZIONE E VALIDAZIONE DELLE DIVERSE FONTI DI DATI EDILIZI</text:p>
      <text:p text:style-name="P1"/>
      <text:p text:style-name="P3">Paolo Venturi - 775021</text:p>
      <text:p text:style-name="P1"/>
      <text:p text:style-name="P2">Il progetto Spazi-Unimi nasce dall'esigenza degli utenti (studenti, professori, etc.) dell’Università degli Studi di Milano di cercare in modo facile e veloce la posizione delle aule di loro interesse. Vista la dislocazione delle sedi universitarie in varie aree della città (e della regione) un nuovo studente o un visitatore può avere serie difficoltà nell'orientarsi: da qui l'idea di creare una App che semplifichi la ricerca degli edifici universitari e delle loro stanze. Spazi-Unimi è stato ideato nell'ambito del progetto Campus Sostenibile, dalla proposta del Prof. Carlo Bellettini è quindi partito lo sviluppo del progetto che è stato portato avanti con altri due studenti del dipartimento di Informatica: Samuel Gomes Brandão e Diego Costantino. I file da cui estrarre le informazioni utili alla creazione dell'applicazione sono stati forniti da due diverse fonti: la Divisione Manutenzione edilizia e impiantistica <text:span text:style-name="T1">(</text:span>che ha concesso le piantine delle sedi universitarie e le informazioni sulle aule didattiche<text:span text:style-name="T1">)</text:span> e la Divisione sistemi informativi <text:span text:style-name="T1">(</text:span>che ha concesso le informazioni sulle aule presenti sul sistema EasyRoom<text:span text:style-name="T1">)</text:span>.</text:p>
      <text:p text:style-name="P2">Le <text:span text:style-name="T1">principali </text:span>tecnologie utilizzate per lo sviluppo del progetto sono <text:span text:style-name="T1">state</text:span>: il linguaggio di programmazione Python nella sua ultima versione (la 3) <text:span text:style-name="T1">e</text:span> il database NoSQL MongoDB. <text:s/><text:span text:style-name="T1">Inolte sono stati messi in atto </text:span>alcuni aspetti dell'approccio di progettazione del software: Extreme Programming (XP). </text:p>
      <text:p text:style-name="P2">La parte su cui più si è incentrato il mio lavoro è stata l'unione dei dati provenienti dalle diverse fonti cercando di rendere disponibili all'utente finale le migliori informazioni per quanto riguarda completezza e qualità. Per fare ciò ci si è basati su alcune discipline del Data Management: Data Filtering, Data Validation e Data Integration. Tramite il Data Filtering sono stati filtrati i dati in modo che restassero solo quelli utili al progetto, con il Data Validation invece ci si è concentrati sull'analisi della qualità di tali dati. La parte più complessa ha riguardato il Data Integration: si è deciso di utilizzare un approccio ETL (Extract, Transform, Load) in modo da far confluire i dati finali in un database basato sul Data Warehouse. Aspetto critico del Data Integration di questo progetto è stata la fase di unificazione (merge) dei dati provenienti dalle varie fonti.</text:p>
      <text:p text:style-name="P2">Altri importanti aspetti del sistema definito sono: un output utile alle fonti dei dati per capire gli errori e le criticità presenti nelle informazioni passate, la definizione di una procedura di analisi del database finalizzata a paragonare proprio le fonti dei dati, la rielaborazione delle piantine fornite in file immagine (SVG) utilizzabili dalla futura applicazion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5-04-12T16:45:51.031562415</meta:creation-date>
    <dc:date>2015-04-12T16:53:56.668364994</dc:date>
    <dc:creator>Paolo </dc:creator>
    <meta:editing-duration>PT3M30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429" meta:character-count="2853" meta:non-whitespace-character-count="2418"/>
  </office:meta>
</office:document-meta>
</file>